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C7000000330CF950C7.png"/>
  <manifest:file-entry manifest:media-type="image/png" manifest:full-path="Pictures/10000201000002C50000002B7D445ACA.png"/>
  <manifest:file-entry manifest:media-type="image/png" manifest:full-path="Pictures/10000201000002E80000006878864B3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draw:auto-grow-height="true" fo:min-height="13.859cm"/>
    </style:style>
    <style:style style:name="pr5" style:family="presentation" style:parent-style-name="Default-title">
      <style:graphic-properties fo:min-height="3.506cm"/>
    </style:style>
    <style:style style:name="pr6" style:family="presentation" style:parent-style-name="Default-title">
      <style:graphic-properties fo:min-height="5.209cm"/>
    </style:style>
    <style:style style:name="pr7" style:family="presentation" style:parent-style-name="Default-outline1">
      <style:graphic-properties fo:min-height="13.859cm"/>
    </style:style>
    <style:style style:name="pr8" style:family="presentation" style:parent-style-name="Default-outline1">
      <style:graphic-properties fo:min-height="14.158cm"/>
    </style:style>
    <style:style style:name="pr9" style:family="presentation" style:parent-style-name="Default-outline1">
      <style:graphic-properties fo:min-height="15.156cm"/>
    </style:style>
    <style:style style:name="pr10" style:family="presentation" style:parent-style-name="Default-notes">
      <style:graphic-properties draw:fill-color="#ffffff" fo:min-height="13.364cm"/>
    </style:style>
    <style:style style:name="pr11" style:family="presentation" style:parent-style-name="Default-outline1">
      <style:graphic-properties fo:min-height="15.824cm"/>
    </style:style>
    <style:style style:name="P1" style:family="paragraph">
      <style:text-properties fo:font-size="40pt" style:text-underline-style="solid" style:text-underline-width="auto" style:text-underline-color="font-color" style:font-size-asian="40pt" style:font-size-complex="40pt"/>
    </style:style>
    <style:style style:name="P2" style:family="paragraph">
      <style:text-properties style:text-underline-style="solid" style:text-underline-width="auto" style:text-underline-color="font-color"/>
    </style:style>
    <style:style style:name="P3" style:family="paragraph">
      <style:paragraph-properties fo:text-align="center"/>
    </style:style>
    <style:style style:name="P4" style:family="paragraph">
      <style:text-properties fo:font-size="16pt" style:font-size-asian="16pt" style:font-size-complex="16pt"/>
    </style:style>
    <style:style style:name="T1" style:family="text">
      <style:text-properties fo:font-size="40pt" style:text-underline-style="solid" style:text-underline-width="auto" style:text-underline-color="font-color"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Demonstration of Progress: Ghoul Hunter Location Based Mobile gam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3.506cm" svg:x="1.4cm" svg:y="0.837cm" presentation:class="title">
          <draw:text-box>
            <text:p><text:span text:style-name="T2">Original Rationale</text:span></text:p>
          </draw:text-box>
        </draw:frame>
        <draw:frame presentation:style-name="pr4" draw:layer="layout" svg:width="25.199cm" svg:height="13.859cm" svg:x="1.4cm" svg:y="4.914cm" presentation:class="outline">
          <draw:text-box>
            <text:list text:style-name="L2">
              <text:list-item>
                <text:p>The project originally was to create a location based mobile game</text:p>
              </text:list-item>
              <text:list-item>
                <text:p>Players pick up resources</text:p>
              </text:list-item>
              <text:list-item>
                <text:p>Players creates weapons with their resources</text:p>
              </text:list-item>
              <text:list-item>
                <text:p>Players fights ghouls with their weapons</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2" draw:layer="layout" svg:width="25.199cm" svg:height="3.506cm" svg:x="1.4cm" svg:y="0.837cm" presentation:class="title">
          <draw:text-box>
            <text:p><text:span text:style-name="T2">Initial Literacy Review</text:span></text:p>
          </draw:text-box>
        </draw:frame>
        <draw:frame presentation:style-name="pr4" draw:layer="layout" svg:width="25.199cm" svg:height="13.859cm" svg:x="1.4cm" svg:y="4.914cm" presentation:class="outline">
          <draw:text-box>
            <text:list text:style-name="L2">
              <text:list-item>
                <text:p>Location based mobile game already exist</text:p>
              </text:list-item>
              <text:list-item>
                <text:p>The most popular PokemonGO </text:p>
              </text:list-item>
              <text:list-item>
                <text:p>The closest to my game idea:</text:p>
                <text:list>
                  <text:list-item>
                    <text:p>SpecTrek</text:p>
                  </text:list-item>
                  <text:list-item>
                    <text:p>Parallel Kingdom</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2" draw:layer="layout" svg:width="25.199cm" svg:height="3.506cm" svg:x="1.4cm" svg:y="0.837cm" presentation:class="title" presentation:user-transformed="true">
          <draw:text-box>
            <text:p><text:span text:style-name="T2">New Focus</text:span></text:p>
          </draw:text-box>
        </draw:frame>
        <draw:frame presentation:style-name="pr4" draw:layer="layout" svg:width="25.199cm" svg:height="13.859cm" svg:x="1.4cm" svg:y="4.914cm" presentation:class="outline">
          <draw:text-box>
            <text:list text:style-name="L2">
              <text:list-item>
                <text:p>Resource generation and collection is uncommon in location based mobile games</text:p>
              </text:list-item>
              <text:list-item>
                <text:p>Therefore I decided to focus the project on resource generation </text:p>
              </text:list-item>
              <text:list-item>
                <text:p>Three resources: Wood, Stone and Iron</text:p>
              </text:list-item>
              <text:list-item>
                <text:p>Resources will be more likely to be generated in certain areas</text:p>
              </text:list-item>
              <text:list-item>
                <text:p>Wood in forests, Stone on roads and Iron on buildings</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2" draw:layer="layout" svg:width="25.199cm" svg:height="3.506cm" svg:x="1.4cm" svg:y="0.837cm" presentation:class="title">
          <draw:text-box>
            <text:p><text:span text:style-name="T2">Approach</text:span></text:p>
          </draw:text-box>
        </draw:frame>
        <draw:frame presentation:style-name="pr4" draw:layer="layout" svg:width="25.199cm" svg:height="13.859cm" svg:x="1.4cm" svg:y="4.914cm" presentation:class="outline">
          <draw:text-box>
            <text:list text:style-name="L2">
              <text:list-item>
                <text:p>Download satellite images from google maps </text:p>
              </text:list-item>
              <text:list-item>
                <text:p>Split image up </text:p>
              </text:list-item>
              <text:list-item>
                <text:p>Classify each image segment into forest, road, building or other</text:p>
              </text:list-item>
              <text:list-item>
                <text:p>Use the classification of image segments to generate the probabilities of resources generating in certain locations </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2" draw:layer="layout" svg:width="25.199cm" svg:height="5.209cm" svg:x="1.4cm" svg:y="-0.014cm" presentation:class="title" presentation:user-transformed="true">
          <draw:text-box>
            <text:p><text:span text:style-name="T2">Using Genetic Algorithms to Improve Interpretation of Satellite Data (2)</text:span></text:p>
          </draw:text-box>
        </draw:frame>
        <draw:frame presentation:style-name="pr4" draw:layer="layout" svg:width="25.199cm" svg:height="13.859cm" svg:x="1.2cm" svg:y="7.8cm" presentation:class="outline" presentation:user-transformed="true">
          <draw:text-box>
            <text:list text:style-name="L2">
              <text:list-item>
                <text:p>Used a genetic algorithm to classify pixels in a 512 by 512 satellite images</text:p>
              </text:list-item>
              <text:list-item>
                <text:p>Classification rate between 40%-83%</text:p>
              </text:list-item>
              <text:list-item>
                <text:p>Took a long for the Genetic Algorithm to learn due to the high number of parameters <text:s text:c="3"/></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5.209cm" svg:x="1.2cm" svg:y="0.923cm" presentation:class="title" presentation:user-transformed="true">
          <draw:text-box>
            <text:p><text:span text:style-name="T2">Automatic Object Recognition from Satellite Images</text:span><text:span text:style-name="T2"><text:line-break/></text:span><text:span text:style-name="T2">using Artificial Neural Network (4)</text:span> <text:s/></text:p>
          </draw:text-box>
        </draw:frame>
        <draw:frame presentation:style-name="pr4" draw:layer="layout" svg:width="25.199cm" svg:height="13.859cm" svg:x="1cm" svg:y="7.2cm" presentation:class="outline" presentation:user-transformed="true">
          <draw:text-box>
            <text:list text:style-name="L2">
              <text:list-item>
                <text:p>Uses deep learning to find water bodies in satellite images </text:p>
              </text:list-item>
              <text:list-item>
                <text:p>Classification accuracy is high, between 86% to 96%</text:p>
              </text:list-item>
              <text:list-item>
                <text:p>However Deep Neural Networks take a long time to train </text:p>
              </text:list-item>
              <text:list-item>
                <text:p>Requires lots of labelled training data which can be hard to find <text:s/></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2" draw:layer="layout" svg:width="25.199cm" svg:height="3.506cm" svg:x="1.4cm" svg:y="0.837cm" presentation:class="title" presentation:user-transformed="true">
          <draw:text-box>
            <text:p><text:span text:style-name="T2">DeepSat – A Learning framework for Satellite Imagery (1)</text:span></text:p>
          </draw:text-box>
        </draw:frame>
        <draw:frame presentation:style-name="pr7" draw:layer="layout" svg:width="25.199cm" svg:height="13.859cm" svg:x="1cm" svg:y="7cm" presentation:class="outline" presentation:user-transformed="true">
          <draw:text-box>
            <text:list text:style-name="L2">
              <text:list-item>
                <text:p>Has an initial unsupervised learning phase and supervised learning phase</text:p>
              </text:list-item>
              <text:list-item>
                <text:p>Uses large database of images</text:p>
              </text:list-item>
              <text:list-item>
                <text:p>Similar problems to the last paper</text:p>
              </text:list-item>
              <text:list-item>
                <text:p>Used convolutional neural network <text:s text:c="2"/></text:p>
                <text:list>
                  <text:list-header>
                    <text:p>-which creates hierarchical models </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2" draw:layer="layout" svg:width="25.199cm" svg:height="3.506cm" svg:x="1.4cm" svg:y="0.837cm" presentation:class="title">
          <draw:text-box>
            <text:p><text:span text:style-name="T2">Hierarchical Feature</text:span></text:p>
          </draw:text-box>
        </draw:frame>
        <draw:frame presentation:style-name="pr8" draw:layer="layout" svg:width="25.199cm" svg:height="14.158cm" svg:x="1.4cm" svg:y="4.914cm" presentation:class="outline" presentation:user-transformed="true">
          <draw:text-box>
            <text:list text:style-name="L2">
              <text:list-item>
                <text:p>Convolutional neural network are good at classifying images due to there hierarchical nature</text:p>
              </text:list-item>
              <text:list-item>
                <text:p>Therefore I have made the feature space hierarchical in an attempt to improve the classifier's performance </text:p>
              </text:list-item>
              <text:list-item>
                <text:p>Over Christmas I created a K-Means classifier that could classify 2D binary shapes</text:p>
              </text:list-item>
              <text:list-item>
                <text:p>The feature Hierarchical improved the classifiers performance from 40% to 90%</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2" draw:layer="layout" svg:width="25.199cm" svg:height="3.506cm" svg:x="1.4cm" svg:y="0.837cm" presentation:class="title">
          <draw:text-box>
            <text:p><text:span text:style-name="T2">Hierarchical Feature</text:span></text:p>
          </draw:text-box>
        </draw:frame>
        <draw:frame presentation:style-name="pr4" draw:layer="layout" svg:width="25.199cm" svg:height="13.859cm" svg:x="1.4cm" svg:y="4.914cm" presentation:class="outline">
          <draw:text-box>
            <text:list text:style-name="L2">
              <text:list-item>
                <text:p>Pyramids of averages with each layer a power of 2 smaller </text:p>
              </text:list-item>
              <text:list-item>
                <text:p>Colour of pixels</text:p>
              </text:list-item>
              <text:list-item>
                <text:p>Canny edge detection (using OpenCV)</text:p>
              </text:list-item>
              <text:list-item>
                <text:p>The deviation of colour (using OpenCV)</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2" draw:layer="layout" svg:width="25.199cm" svg:height="3.506cm" svg:x="1.4cm" svg:y="0.837cm" presentation:class="title">
          <draw:text-box>
            <text:p><text:span text:style-name="T2">Wave Classifier</text:span></text:p>
          </draw:text-box>
        </draw:frame>
        <draw:frame presentation:style-name="pr4" draw:layer="layout" svg:width="25.199cm" svg:height="13.859cm" svg:x="1.4cm" svg:y="4.914cm" presentation:class="outline">
          <draw:text-box>
            <text:list text:style-name="L2">
              <text:list-item>
                <text:p>Combining unsupervised with supervised </text:p>
              </text:list-item>
              <text:list-item>
                <text:p>An attempt to use as little labelled data as possible due to there being little labelled data especially of satellite images of Bath</text:p>
              </text:list-item>
              <text:list-item>
                <text:p>Allows large feature vector without too much increase in computational complexity unlike Genetic Algorithm and Deep learning <text:s/></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text-style-name="P2" draw:layer="layout" svg:width="25.199cm" svg:height="3.506cm" svg:x="1.4cm" svg:y="0.837cm" presentation:class="title" presentation:user-transformed="true">
          <draw:text-box>
            <text:p><text:span text:style-name="T2">Wave Classifier</text:span></text:p>
          </draw:text-box>
        </draw:frame>
        <draw:frame presentation:style-name="pr4" draw:layer="layout" svg:width="25.199cm" svg:height="13.859cm" svg:x="1.4cm" svg:y="4.914cm" presentation:class="outline">
          <draw:text-box>
            <text:list text:style-name="L2">
              <text:list-item>
                <text:p>Distinguishing Feature</text:p>
                <text:p/>
              </text:list-item>
              <text:list-item>
                <text:p>In-distinguishing Feature</text:p>
              </text:list-item>
            </text:list>
          </draw:text-box>
        </draw:frame>
        <draw:frame draw:style-name="gr2" draw:text-style-name="P3" draw:layer="layout" svg:width="25.007cm" svg:height="1.709cm" svg:x="2.193cm" svg:y="6.491cm">
          <draw:image xlink:href="Pictures/10000201000002C50000002B7D445ACA.png" xlink:type="simple" xlink:show="embed" xlink:actuate="onLoad">
            <text:p/>
          </draw:image>
        </draw:frame>
        <draw:frame draw:style-name="gr2" draw:text-style-name="P3" draw:layer="layout" svg:width="24.049cm" svg:height="3.078cm" svg:x="2.151cm" svg:y="10.722cm">
          <draw:image xlink:href="Pictures/10000201000002C7000000330CF950C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2" draw:layer="layout" svg:width="25.199cm" svg:height="3.506cm" svg:x="1.4cm" svg:y="0.837cm" presentation:class="title">
          <draw:text-box>
            <text:p><text:span text:style-name="T2">Wave Classifier</text:span></text:p>
          </draw:text-box>
        </draw:frame>
        <draw:frame presentation:style-name="pr9" draw:layer="layout" svg:width="25.199cm" svg:height="15.156cm" svg:x="1.4cm" svg:y="4.914cm" presentation:class="outline" presentation:user-transformed="true">
          <draw:text-box>
            <text:list text:style-name="L2">
              <text:list-item>
                <text:p>A wave is created for each feature from the feature's density</text:p>
                <text:p/>
              </text:list-item>
              <text:list-item>
                <text:p>Each wave is a class </text:p>
              </text:list-item>
              <text:list-item>
                <text:p>The amplitude of the wave minus the average density is the relative steepness of the wave</text:p>
              </text:list-item>
              <text:list-item>
                <text:p>The average steepness of a feature is how distinguishing the feature is</text:p>
              </text:list-item>
              <text:list-item>
                <text:p>Ignore features that have a low average steepness </text:p>
              </text:list-item>
            </text:list>
          </draw:text-box>
        </draw:frame>
        <draw:frame draw:style-name="gr2" draw:text-style-name="P3" draw:layer="layout" svg:width="15.748cm" svg:height="2.2cm" svg:x="3.052cm" svg:y="7.6cm">
          <draw:image xlink:href="Pictures/10000201000002E80000006878864B3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2" draw:layer="layout" svg:width="25.199cm" svg:height="3.506cm" svg:x="1.4cm" svg:y="0.837cm" presentation:class="title" presentation:user-transformed="true">
          <draw:text-box>
            <text:p><text:span text:style-name="T2">Super classes</text:span></text:p>
          </draw:text-box>
        </draw:frame>
        <draw:frame presentation:style-name="pr4" draw:layer="layout" svg:width="25.199cm" svg:height="13.859cm" svg:x="1.4cm" svg:y="4.914cm" presentation:class="outline">
          <draw:text-box>
            <text:list text:style-name="L2">
              <text:list-item>
                <text:p>Pick a representative for each class </text:p>
              </text:list-item>
              <text:list-item>
                <text:p>One for trees, one for roads and one for buildings</text:p>
              </text:list-item>
              <text:list-item>
                <text:p>Use the representatives classes to create super classes</text:p>
              </text:list-item>
              <text:list-item>
                <text:p>Classify all objects based on how many classes they share with each representative </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6cm" svg:y="8.2cm" presentation:class="title" presentation:user-transformed="true">
          <draw:text-box>
            <text:p>Demo</text:p>
          </draw:text-box>
        </draw:frame>
        <presentation:notes draw:style-name="dp2">
          <draw:page-thumbnail draw:style-name="gr1" draw:layer="layout" svg:width="14.848cm" svg:height="11.136cm" svg:x="3.075cm" svg:y="2.257cm" draw:page-number="15" presentation:class="page"/>
          <draw:frame presentation:style-name="pr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2" draw:layer="layout" svg:width="25.199cm" svg:height="3.506cm" svg:x="1.4cm" svg:y="0.837cm" presentation:class="title">
          <draw:text-box>
            <text:p><text:span text:style-name="T2">Training</text:span></text:p>
          </draw:text-box>
        </draw:frame>
        <draw:frame presentation:style-name="pr11" draw:layer="layout" svg:width="25.199cm" svg:height="15.824cm" svg:x="1.4cm" svg:y="4.176cm" presentation:class="outline" presentation:user-transformed="true">
          <draw:text-box>
            <text:list text:style-name="L2">
              <text:list-item>
                <text:p>The initial super classes give an idea of how objects are divided up into each super class</text:p>
              </text:list-item>
              <text:list-item>
                <text:p>Find classes in the initial super class that are not in representatives but are common in the super class but not common in the other super classes </text:p>
              </text:list-item>
              <text:list-item>
                <text:p>Then add this class to the representative and re-classify </text:p>
              </text:list-item>
              <text:list-item>
                <text:p>Repeat...</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2" draw:layer="layout" svg:width="25.199cm" svg:height="3.506cm" svg:x="1.4cm" svg:y="0.837cm" presentation:class="title">
          <draw:text-box>
            <text:p><text:span text:style-name="T2">Problem</text:span></text:p>
          </draw:text-box>
        </draw:frame>
        <draw:frame presentation:style-name="pr4" draw:layer="layout" svg:width="25.199cm" svg:height="13.859cm" svg:x="1.4cm" svg:y="4.914cm" presentation:class="outline">
          <draw:text-box>
            <text:list text:style-name="L2">
              <text:list-item>
                <text:p>Assumes that the features are independent </text:p>
              </text:list-item>
              <text:list-item>
                <text:p>The location of feature classes may depend on another feature </text:p>
              </text:list-item>
              <text:list-item>
                <text:p>Solution is to create waves over the entire N-Dimensional feature vector space </text:p>
              </text:list-item>
              <text:list-item>
                <text:p>Classes become N-Dimensional patches <text:s text:c="2"/></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2" draw:layer="layout" svg:width="25.199cm" svg:height="3.506cm" svg:x="1.4cm" svg:y="0.837cm" presentation:class="title">
          <draw:text-box>
            <text:p><text:span text:style-name="T2">Further improvements</text:span></text:p>
          </draw:text-box>
        </draw:frame>
        <draw:frame presentation:style-name="pr4" draw:layer="layout" svg:width="25.199cm" svg:height="13.859cm" svg:x="1.4cm" svg:y="4.914cm" presentation:class="outline">
          <draw:text-box>
            <text:list text:style-name="L2">
              <text:list-item>
                <text:p>Satellite Image Classification Using Unsupervised Learning and SIFT (3)</text:p>
              </text:list-item>
              <text:list-item>
                <text:p>Uses support vector machine to classify patches of the satellite image if the wave classifier fails</text:p>
              </text:list-item>
              <text:list-item>
                <text:p>Use feature pooling</text:p>
              </text:list-item>
              <text:list-item>
                <text:p>Create bag of words to separate features from there locations <text:s text:c="2"/></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Project Goal</text:p>
          </draw:text-box>
        </draw:frame>
        <draw:frame presentation:style-name="pr7" draw:layer="layout" svg:width="25.199cm" svg:height="13.859cm" svg:x="1.4cm" svg:y="4.914cm" presentation:class="outline">
          <draw:text-box>
            <text:list text:style-name="L2">
              <text:list-item>
                <text:p>Create accurate classifier (80%+, similar to papers) </text:p>
              </text:list-item>
              <text:list-item>
                <text:p>Use classifier to come up with the probability of resources generating in a certain area</text:p>
              </text:list-item>
              <text:list-item>
                <text:p>Have map showing generated resources </text:p>
              </text:list-item>
              <text:list-item>
                <text:p>Maybe connect to mobile phone? </text:p>
              </text:list-item>
            </text:list>
          </draw:text-box>
        </draw:frame>
        <presentation:notes draw:style-name="dp2">
          <draw:page-thumbnail draw:style-name="gr1" draw:layer="layout" svg:width="14.848cm" svg:height="11.136cm" svg:x="3.075cm" svg:y="2.257cm" draw:page-number="19" presentation:class="page"/>
          <draw:frame presentation:style-name="pr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2" draw:layer="layout" svg:width="25.199cm" svg:height="3.506cm" svg:x="1.201cm" svg:y="0.8cm" presentation:class="title" presentation:user-transformed="true">
          <draw:text-box>
            <text:p><text:span text:style-name="T2">References</text:span></text:p>
          </draw:text-box>
        </draw:frame>
        <draw:frame presentation:style-name="pr7" draw:text-style-name="P4" draw:layer="layout" svg:width="25.199cm" svg:height="13.859cm" svg:x="1.4cm" svg:y="4.914cm" presentation:class="outline" presentation:user-transformed="true">
          <draw:text-box>
            <text:list text:style-name="L2">
              <text:list-header>
                <text:p><text:span text:style-name="T3">(1) - Saikat Basu, Sangram Ganguly, Supratik Mukhopadhyay, Robert DiBiano, Manohar Karki, and Ramakrishna Nemani. 2015. DeepSat: a learning framework for satellite imagery. In Proceedings of the 23rd SIGSPATIAL International Conference on Advances in Geographic Information Systems (SIGSPATIAL '15). ACM, New York, NY, USA, , Article 37 , 10 pages. DOI: </text:span><text:span text:style-name="T3"><text:a xlink:href="https://doi.org/10.1145/2820783.2820816">https://doi.org/10.1145/2820783.2820816</text:a></text:span></text:p>
                <text:p><text:span text:style-name="T3">(2) - Ryan Gene Benton. 1995. Using genetic algorithms to improve interpretation of satellite data. In Proceedings of the 33rd annual on Southeast regional conference (ACM-SE 33). ACM, New York, NY, USA, 143-145. DOI=</text:span><text:span text:style-name="T3"><text:a xlink:href="http://dx.doi.org/10.1145/1122018.1122043">http://dx.doi.org/10.1145/1122018.1122043</text:a></text:span></text:p>
                <text:p><text:span text:style-name="T3">(3) - C. V. Giriraja, Avula Haswanth, C. Srinivasa, T. K. JayaRam, and P. Krishnaiah. 2014. Satellite Image Classification Using Unsupervised Learning and SIFT. In Proceedings of the 2014 International Conference on Interdisciplinary Advances in Applied Computing (ICONIAAC '14). ACM, New York, NY, USA, , Article 15 , 6 pages. DOI=</text:span><text:span text:style-name="T3"><text:a xlink:href="http://dx.doi.org/10.1145/2660859.2660920">http://dx.doi.org/10.1145/2660859.2660920</text:a></text:span></text:p>
                <text:p><text:span text:style-name="T3">(4) - Goswami, A.K.; Gakhar, S.; Kaur, H. Automatic object recognition from satellite images using Artificial Neural Network. Int. J. Comput. Appl. 2014, 95, 33–39. URL=http://research.ijcaonline.org/volume95/number10/pxc3896502.pdf</text:span></text:p>
                <text:p><text:span text:style-name="T3"/></text:p>
              </text:list-header>
            </text:list>
          </draw:text-box>
        </draw:frame>
        <presentation:notes draw:style-name="dp2">
          <draw:page-thumbnail draw:style-name="gr1" draw:layer="layout" svg:width="14.848cm" svg:height="11.136cm" svg:x="3.075cm" svg:y="2.257cm" draw:page-number="20"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Gradient_20_2" draw:display-name="Gray Gradient 2" draw:style="linear" draw:start-color="#eeeeee" draw:end-color="#999999" draw:start-intensity="100%" draw:end-intensity="100%" draw:angle="450" draw:border="3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y_20_Gradient_20_2"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y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arry Martin</meta:initial-creator>
    <meta:creation-date>2017-02-19T10:26:09.56</meta:creation-date>
    <meta:editing-duration>PT8H43M30S</meta:editing-duration>
    <meta:editing-cycles>71</meta:editing-cycles>
    <dc:date>2017-02-20T15:50:25.17</dc:date>
    <dc:creator>Harry Martin</dc:creator>
    <meta:generator>OpenOffice/4.1.2$Win32 OpenOffice.org_project/412m3$Build-9782</meta:generator>
    <meta:document-statistic meta:object-count="102"/>
  </office:meta>
</office:document-meta>
</file>